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fo:font-style="italic" officeooo:rsid="16a0c0d0" officeooo:paragraph-rsid="16a0c0d0" style:font-style-asian="italic" style:font-style-complex="italic"/>
    </style:style>
    <style:style style:name="P2" style:family="paragraph" style:parent-style-name="Text_20_body">
      <style:paragraph-properties fo:text-align="start" style:justify-single-word="false"/>
      <style:text-properties officeooo:rsid="16a0c0d0" officeooo:paragraph-rsid="16a0c0d0"/>
    </style:style>
    <style:style style:name="P3" style:family="paragraph" style:parent-style-name="Text_20_body">
      <style:paragraph-properties fo:text-align="start" style:justify-single-word="false"/>
      <style:text-properties officeooo:rsid="16a0c0d0" officeooo:paragraph-rsid="16b6a31c"/>
    </style:style>
    <style:style style:name="P4" style:family="paragraph" style:parent-style-name="Text_20_body">
      <style:paragraph-properties fo:text-align="start" style:justify-single-word="false"/>
      <style:text-properties officeooo:rsid="16c2b50f" officeooo:paragraph-rsid="16c2b50f"/>
    </style:style>
    <style:style style:name="P5" style:family="paragraph" style:parent-style-name="Text_20_body">
      <style:paragraph-properties fo:text-align="start" style:justify-single-word="false"/>
      <style:text-properties officeooo:rsid="16c8e094" officeooo:paragraph-rsid="16c8e094"/>
    </style:style>
    <style:style style:name="P6" style:family="paragraph" style:parent-style-name="Text_20_body">
      <style:paragraph-properties fo:text-align="start" style:justify-single-word="false"/>
      <style:text-properties officeooo:rsid="16cc3c98" officeooo:paragraph-rsid="16cc3c98"/>
    </style:style>
    <style:style style:name="P7" style:family="paragraph" style:parent-style-name="Heading_20_1">
      <style:text-properties officeooo:rsid="16bcf6a6" officeooo:paragraph-rsid="16bcf6a6"/>
    </style:style>
    <style:style style:name="P8" style:family="paragraph" style:parent-style-name="Heading_20_1">
      <style:text-properties officeooo:paragraph-rsid="16ce184b"/>
    </style:style>
    <style:style style:name="P9" style:family="paragraph" style:parent-style-name="Text_20_body">
      <style:paragraph-properties fo:text-align="start" style:justify-single-word="false"/>
      <style:text-properties officeooo:rsid="16a139f3" officeooo:paragraph-rsid="16ce184b"/>
    </style:style>
    <style:style style:name="P10" style:family="paragraph" style:parent-style-name="Text_20_body">
      <style:paragraph-properties fo:text-align="start" style:justify-single-word="false"/>
      <style:text-properties officeooo:rsid="16ce184b" officeooo:paragraph-rsid="16ce184b"/>
    </style:style>
    <style:style style:name="P11" style:family="paragraph" style:parent-style-name="Text_20_body">
      <style:paragraph-properties fo:text-align="start" style:justify-single-word="false"/>
      <style:text-properties officeooo:rsid="16cc542d" officeooo:paragraph-rsid="16ce184b"/>
    </style:style>
    <style:style style:name="P12" style:family="paragraph" style:parent-style-name="Text_20_body">
      <style:paragraph-properties fo:text-align="start" style:justify-single-word="false"/>
      <style:text-properties officeooo:rsid="16c6f369" officeooo:paragraph-rsid="16ce184b"/>
    </style:style>
    <style:style style:name="P13" style:family="paragraph" style:parent-style-name="Text_20_body">
      <style:paragraph-properties fo:text-align="start" style:justify-single-word="false"/>
      <style:text-properties officeooo:rsid="16a2380d" officeooo:paragraph-rsid="16ce184b"/>
    </style:style>
    <style:style style:name="P14" style:family="paragraph" style:parent-style-name="Text_20_body">
      <style:paragraph-properties fo:text-align="start" style:justify-single-word="false"/>
      <style:text-properties officeooo:rsid="16a3d11f" officeooo:paragraph-rsid="16d20f59"/>
    </style:style>
    <style:style style:name="P15" style:family="paragraph" style:parent-style-name="Text_20_body">
      <style:paragraph-properties fo:text-align="start" style:justify-single-word="false"/>
      <style:text-properties officeooo:rsid="16a5a98e" officeooo:paragraph-rsid="16ce184b"/>
    </style:style>
    <style:style style:name="P16" style:family="paragraph" style:parent-style-name="Text_20_body">
      <style:paragraph-properties fo:text-align="start" style:justify-single-word="false"/>
      <style:text-properties officeooo:rsid="16a77731" officeooo:paragraph-rsid="16ce184b"/>
    </style:style>
    <style:style style:name="P17" style:family="paragraph" style:parent-style-name="Text_20_body">
      <style:paragraph-properties fo:text-align="start" style:justify-single-word="false"/>
      <style:text-properties officeooo:rsid="16a77731" officeooo:paragraph-rsid="16d19975"/>
    </style:style>
    <style:style style:name="P18" style:family="paragraph" style:parent-style-name="Text_20_body">
      <style:paragraph-properties fo:text-align="start" style:justify-single-word="false"/>
      <style:text-properties officeooo:rsid="16a80635" officeooo:paragraph-rsid="16ce184b"/>
    </style:style>
    <style:style style:name="P19" style:family="paragraph" style:parent-style-name="Text_20_body">
      <style:paragraph-properties fo:text-align="start" style:justify-single-word="false"/>
      <style:text-properties officeooo:rsid="16acb9f7" officeooo:paragraph-rsid="16ce184b"/>
    </style:style>
    <style:style style:name="P20" style:family="paragraph" style:parent-style-name="Text_20_body">
      <style:paragraph-properties fo:text-align="start" style:justify-single-word="false"/>
      <style:text-properties officeooo:rsid="16acca29" officeooo:paragraph-rsid="16ce184b"/>
    </style:style>
    <style:style style:name="P21" style:family="paragraph" style:parent-style-name="Text_20_body">
      <style:paragraph-properties fo:text-align="start" style:justify-single-word="false"/>
      <style:text-properties officeooo:rsid="16acf465" officeooo:paragraph-rsid="16ce184b"/>
    </style:style>
    <style:style style:name="P22" style:family="paragraph" style:parent-style-name="Text_20_body">
      <style:paragraph-properties fo:text-align="start" style:justify-single-word="false"/>
      <style:text-properties officeooo:rsid="16b327cf" officeooo:paragraph-rsid="16d19975"/>
    </style:style>
    <style:style style:name="P23" style:family="paragraph" style:parent-style-name="Text_20_body">
      <style:paragraph-properties fo:text-align="start" style:justify-single-word="false"/>
      <style:text-properties officeooo:rsid="16b56fd7" officeooo:paragraph-rsid="16ce184b"/>
    </style:style>
    <style:style style:name="P24" style:family="paragraph" style:parent-style-name="Text_20_body">
      <style:paragraph-properties fo:text-align="start" style:justify-single-word="false"/>
      <style:text-properties officeooo:rsid="16be7978" officeooo:paragraph-rsid="16ce184b"/>
    </style:style>
    <style:style style:name="P25" style:family="paragraph" style:parent-style-name="Text_20_body">
      <style:paragraph-properties fo:text-align="start" style:justify-single-word="false"/>
      <style:text-properties officeooo:rsid="16bf516f" officeooo:paragraph-rsid="16ce184b"/>
    </style:style>
    <style:style style:name="P26" style:family="paragraph" style:parent-style-name="Text_20_body">
      <style:paragraph-properties fo:text-align="start" style:justify-single-word="false"/>
      <style:text-properties officeooo:rsid="16c04383" officeooo:paragraph-rsid="16ce184b"/>
    </style:style>
    <style:style style:name="P27" style:family="paragraph" style:parent-style-name="Text_20_body">
      <style:paragraph-properties fo:text-align="start" style:justify-single-word="false"/>
      <style:text-properties officeooo:rsid="16c2b50f" officeooo:paragraph-rsid="16ce184b"/>
    </style:style>
    <style:style style:name="P28" style:family="paragraph" style:parent-style-name="Text_20_body">
      <style:paragraph-properties fo:text-align="start" style:justify-single-word="false"/>
      <style:text-properties officeooo:rsid="16c67add" officeooo:paragraph-rsid="16ce184b"/>
    </style:style>
    <style:style style:name="P29" style:family="paragraph" style:parent-style-name="Text_20_body">
      <style:text-properties officeooo:paragraph-rsid="16cfedf3"/>
    </style:style>
    <style:style style:name="P30" style:family="paragraph" style:parent-style-name="Text_20_body">
      <style:text-properties officeooo:rsid="3adb7245" officeooo:paragraph-rsid="16cfedf3"/>
    </style:style>
    <style:style style:name="P31" style:family="paragraph" style:parent-style-name="Text_20_body">
      <style:paragraph-properties fo:text-align="start" style:justify-single-word="false"/>
      <style:text-properties officeooo:rsid="3adb7245" officeooo:paragraph-rsid="16d19975"/>
    </style:style>
    <style:style style:name="P32" style:family="paragraph" style:parent-style-name="Text_20_body">
      <style:text-properties officeooo:rsid="3adb7245" officeooo:paragraph-rsid="16d19975"/>
    </style:style>
    <style:style style:name="P33" style:family="paragraph" style:parent-style-name="Text_20_body">
      <style:text-properties officeooo:rsid="3a6d95a0" officeooo:paragraph-rsid="16cfedf3"/>
    </style:style>
    <style:style style:name="P34" style:family="paragraph" style:parent-style-name="Text_20_body">
      <style:text-properties officeooo:rsid="3a6d95a0" officeooo:paragraph-rsid="16d19975"/>
    </style:style>
    <style:style style:name="P35" style:family="paragraph" style:parent-style-name="Text_20_body">
      <style:text-properties officeooo:rsid="3ada9da4" officeooo:paragraph-rsid="16cfedf3"/>
    </style:style>
    <style:style style:name="P36" style:family="paragraph" style:parent-style-name="Text_20_body">
      <style:text-properties officeooo:rsid="3ada9da4" officeooo:paragraph-rsid="16d19975"/>
    </style:style>
    <style:style style:name="P37" style:family="paragraph" style:parent-style-name="Text_20_body">
      <style:paragraph-properties fo:text-align="start" style:justify-single-word="false"/>
      <style:text-properties officeooo:rsid="16d19975" officeooo:paragraph-rsid="16d19975"/>
    </style:style>
    <style:style style:name="P38" style:family="paragraph" style:parent-style-name="Text_20_body">
      <style:paragraph-properties fo:text-align="start" style:justify-single-word="false"/>
      <style:text-properties officeooo:rsid="16ca5d11" officeooo:paragraph-rsid="16ca5d11"/>
    </style:style>
    <style:style style:name="P39" style:family="paragraph" style:parent-style-name="Text_20_body">
      <style:paragraph-properties fo:text-align="start" style:justify-single-word="false"/>
      <style:text-properties officeooo:rsid="16a0c0d0" officeooo:paragraph-rsid="16a0c0d0"/>
    </style:style>
    <style:style style:name="P40" style:family="paragraph" style:parent-style-name="Text_20_body">
      <style:text-properties officeooo:rsid="16bcf6a6" officeooo:paragraph-rsid="16bcf6a6"/>
    </style:style>
    <style:style style:name="P41" style:family="paragraph" style:parent-style-name="Text_20_body">
      <style:text-properties officeooo:rsid="16d5a7f1" officeooo:paragraph-rsid="16d5a7f1"/>
    </style:style>
    <style:style style:name="P42" style:family="paragraph" style:parent-style-name="Text_20_body">
      <style:paragraph-properties fo:text-align="start" style:justify-single-word="false"/>
      <style:text-properties officeooo:rsid="16d5fa91" officeooo:paragraph-rsid="16d5fa91"/>
    </style:style>
    <style:style style:name="P43" style:family="paragraph" style:parent-style-name="Text_20_body">
      <style:text-properties officeooo:rsid="16d9016f" officeooo:paragraph-rsid="16d9016f"/>
    </style:style>
    <style:style style:name="P44" style:family="paragraph" style:parent-style-name="Text_20_body">
      <style:text-properties officeooo:rsid="16daf3d3" officeooo:paragraph-rsid="16daf3d3"/>
    </style:style>
    <style:style style:name="P45" style:family="paragraph" style:parent-style-name="Text_20_body">
      <style:text-properties officeooo:rsid="16de0ef5" officeooo:paragraph-rsid="16de0ef5"/>
    </style:style>
    <style:style style:name="P46" style:family="paragraph" style:parent-style-name="Text_20_body">
      <style:text-properties officeooo:rsid="16de5be7" officeooo:paragraph-rsid="16de5be7"/>
    </style:style>
    <style:style style:name="P47" style:family="paragraph" style:parent-style-name="Text_20_body">
      <style:text-properties officeooo:rsid="16de5be7" officeooo:paragraph-rsid="16e0ee99"/>
    </style:style>
    <style:style style:name="P48" style:family="paragraph" style:parent-style-name="Text_20_body">
      <style:text-properties officeooo:rsid="16e0ee99" officeooo:paragraph-rsid="16e0ee99"/>
    </style:style>
    <style:style style:name="P49" style:family="paragraph" style:parent-style-name="Text_20_body">
      <style:paragraph-properties fo:text-align="start" style:justify-single-word="false"/>
      <style:text-properties officeooo:rsid="16e269f2" officeooo:paragraph-rsid="16e269f2"/>
    </style:style>
    <style:style style:name="P50" style:family="paragraph" style:parent-style-name="Text_20_body">
      <style:paragraph-properties fo:text-align="start" style:justify-single-word="false"/>
      <style:text-properties officeooo:rsid="16e30164" officeooo:paragraph-rsid="16e30164"/>
    </style:style>
    <style:style style:name="P51" style:family="paragraph" style:parent-style-name="Text_20_body">
      <style:text-properties officeooo:rsid="16e5540f" officeooo:paragraph-rsid="16e5540f"/>
    </style:style>
    <style:style style:name="P52" style:family="paragraph" style:parent-style-name="Text_20_body">
      <style:paragraph-properties fo:text-align="start" style:justify-single-word="false"/>
      <style:text-properties officeooo:rsid="16e9fa1b" officeooo:paragraph-rsid="16e9fa1b"/>
    </style:style>
    <style:style style:name="P53" style:family="paragraph" style:parent-style-name="Text_20_body">
      <style:paragraph-properties fo:text-align="start" style:justify-single-word="false"/>
      <style:text-properties officeooo:rsid="16eccd50" officeooo:paragraph-rsid="16eccd50"/>
    </style:style>
    <style:style style:name="P54" style:family="paragraph" style:parent-style-name="Text_20_body" style:master-page-name="Standard">
      <style:paragraph-properties style:page-number="auto"/>
      <style:text-properties officeooo:paragraph-rsid="16cfedf3"/>
    </style:style>
    <style:style style:name="T1" style:family="text">
      <style:text-properties officeooo:rsid="16a91a19"/>
    </style:style>
    <style:style style:name="T2" style:family="text">
      <style:text-properties officeooo:rsid="16aac535"/>
    </style:style>
    <style:style style:name="T3" style:family="text">
      <style:text-properties officeooo:rsid="16b0cc69"/>
    </style:style>
    <style:style style:name="T4" style:family="text">
      <style:text-properties officeooo:rsid="16b3946a"/>
    </style:style>
    <style:style style:name="T5" style:family="text">
      <style:text-properties officeooo:rsid="16b6a31c"/>
    </style:style>
    <style:style style:name="T6" style:family="text">
      <style:text-properties officeooo:rsid="16b88084"/>
    </style:style>
    <style:style style:name="T7" style:family="text">
      <style:text-properties officeooo:rsid="16bf554b"/>
    </style:style>
    <style:style style:name="T8" style:family="text">
      <style:text-properties officeooo:rsid="16c2b50f"/>
    </style:style>
    <style:style style:name="T9" style:family="text">
      <style:text-properties officeooo:rsid="16c6f369"/>
    </style:style>
    <style:style style:name="T10" style:family="text">
      <style:text-properties officeooo:rsid="3a6c0429"/>
    </style:style>
    <style:style style:name="T11" style:family="text">
      <style:text-properties officeooo:rsid="3ae11322"/>
    </style:style>
    <style:style style:name="T12" style:family="text">
      <style:text-properties fo:language="cs" fo:country="CZ" officeooo:rsid="3b01cb12"/>
    </style:style>
    <style:style style:name="T13" style:family="text">
      <style:text-properties fo:language="cs" fo:country="CZ" officeooo:rsid="3adf0340"/>
    </style:style>
    <style:style style:name="T14" style:family="text">
      <style:text-properties fo:language="cs" fo:country="CZ" officeooo:rsid="16d16506"/>
    </style:style>
    <style:style style:name="T15" style:family="text">
      <style:text-properties officeooo:rsid="3a6d95a0"/>
    </style:style>
    <style:style style:name="T16" style:family="text">
      <style:text-properties officeooo:rsid="3a70e331"/>
    </style:style>
    <style:style style:name="T17" style:family="text">
      <style:text-properties officeooo:rsid="3adcbf72"/>
    </style:style>
    <style:style style:name="T18" style:family="text">
      <style:text-properties officeooo:rsid="3add670d"/>
    </style:style>
    <style:style style:name="T19" style:family="text">
      <style:text-properties officeooo:rsid="3adef726"/>
    </style:style>
    <style:style style:name="T20" style:family="text">
      <style:text-properties officeooo:rsid="3adffe37"/>
    </style:style>
    <style:style style:name="T21" style:family="text">
      <style:text-properties officeooo:rsid="16d19975"/>
    </style:style>
    <style:style style:name="T22" style:family="text">
      <style:text-properties officeooo:rsid="16d20f59"/>
    </style:style>
    <style:style style:name="T23" style:family="text">
      <style:text-properties officeooo:rsid="16d3545f"/>
    </style:style>
    <style:style style:name="T24" style:family="text">
      <style:text-properties officeooo:rsid="16d4f7a0"/>
    </style:style>
    <style:style style:name="T25" style:family="text">
      <style:text-properties officeooo:rsid="16d59c4d"/>
    </style:style>
    <style:style style:name="T26" style:family="text">
      <style:text-properties officeooo:rsid="16d786ce"/>
    </style:style>
    <style:style style:name="T27" style:family="text">
      <style:text-properties officeooo:rsid="16d9016f"/>
    </style:style>
    <style:style style:name="T28" style:family="text">
      <style:text-properties officeooo:rsid="16dc1322"/>
    </style:style>
    <style:style style:name="T29" style:family="text">
      <style:text-properties officeooo:rsid="16df8394"/>
    </style:style>
    <style:style style:name="T30" style:family="text">
      <style:text-properties officeooo:rsid="16e58cde"/>
    </style:style>
    <style:style style:name="T31" style:family="text">
      <style:text-properties officeooo:rsid="16e70bee"/>
    </style:style>
    <style:style style:name="T32" style:family="text">
      <style:text-properties officeooo:rsid="16e896f8"/>
    </style:style>
    <style:style style:name="T33" style:family="text">
      <style:text-properties officeooo:rsid="16e9589f"/>
    </style:style>
    <style:style style:name="T34" style:family="text">
      <style:text-properties officeooo:rsid="16e9ee9c"/>
    </style:style>
    <style:style style:name="T35" style:family="text">
      <style:text-properties officeooo:rsid="16e9fa1b"/>
    </style:style>
    <style:style style:name="T36" style:family="text">
      <style:text-properties officeooo:rsid="16ee9a17"/>
    </style:style>
    <style:style style:name="T37" style:family="text">
      <style:text-properties officeooo:rsid="16eee503"/>
    </style:style>
    <style:style style:name="T38" style:family="text">
      <style:text-properties officeooo:rsid="16ef59c5"/>
    </style:style>
    <style:style style:name="T39" style:family="text">
      <style:text-properties officeooo:rsid="16f0ce6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4"><text:span text:style-name="T10">Hebrejština:<text:line-break/></text:span><text:a xlink:type="simple" xlink:href="https://forvo.com/word/שחור/" text:style-name="Internet_20_link" text:visited-style-name="Visited_20_Internet_20_Link">https://forvo.com/word/%D7%A9%D7%97%D7%95%D7%A8/</text:a></text:p>
      <text:p text:style-name="P29"><text:a xlink:type="simple" xlink:href="https://www.doitinhebrew.com/Translate/Default.aspx?txt=dart&amp;kb=US+US&amp;l1=en&amp;l2=iw&amp;s=1" text:style-name="Internet_20_link" text:visited-style-name="Visited_20_Internet_20_Link">https://www.doitinhebrew.com/Translate/Default.aspx?txt=dart&amp;kb=US+US&amp;l1=en&amp;l2=iw&amp;s=1</text:a> </text:p>
      <text:p text:style-name="P29"/>
      <text:p text:style-name="P45">TODO: <text:span text:style-name="T27">Era Solren </text:span>(otevírací formule magické truhly v Opuštěné pevnosti) (věčnost cosi)</text:p>
      <text:p text:style-name="P29"/>
      <text:p text:style-name="P29"><text:span text:style-name="T15">TODO (kouzlené formule):</text:span></text:p>
      <text:p text:style-name="P33">Ohnivá <text:span text:style-name="T16">střela</text:span>: <text:span text:style-name="T17">Eš (oheň) týl (střela)</text:span></text:p>
      <text:p text:style-name="P35">Kulový blesk: <text:span text:style-name="T17">Nešef (koule) bárak</text:span></text:p>
      <text:p text:style-name="P35">Pomalý pád: <text:span text:style-name="T18">Itij (pomalý) mapal (pád)</text:span></text:p>
      <text:p text:style-name="P35">Přenos myšlenek: <text:span text:style-name="T19">Hávarah (transfer) chašav (thought)</text:span></text:p>
      <text:p text:style-name="P35">Světlo: <text:span text:style-name="T13">Šachar (light) /</text:span><text:span text:style-name="T14">* to se bude plést se šachor, sakryš */</text:span></text:p>
      <text:p text:style-name="P35">Uzdrav zranění: <text:span text:style-name="T20">Hivrij (heal, cure) petza (wound) </text:span></text:p>
      <text:p text:style-name="P30">Výboj (to je nejspíš černý blesk, ale whatever): <text:span text:style-name="T20">Šichrur</text:span></text:p>
      <text:p text:style-name="P30">Vzplanutí: <text:span text:style-name="T12">Kvidžah</text:span></text:p>
      <text:h text:style-name="P8" text:outline-level="1">Slovník</text:h>
      <text:p text:style-name="P16">Blesk – <text:span text:style-name="T21">Bárak</text:span></text:p>
      <text:p text:style-name="P18">Dech – <text:span text:style-name="T39">Nišima</text:span></text:p>
      <text:p text:style-name="P28"><text:span text:style-name="T21">Věčnost</text:span> – <text:span text:style-name="T38">Olam</text:span></text:p>
      <text:p text:style-name="P9">Hojit, <text:span text:style-name="T39">Léčit</text:span> – <text:span text:style-name="T39">Efel</text:span></text:p>
      <text:p text:style-name="P19">Huňáč – </text:p>
      <text:p text:style-name="P27">Jed – <text:span text:style-name="T36">Eres</text:span></text:p>
      <text:p text:style-name="P17">Koule – <text:span text:style-name="T17">Nešef</text:span></text:p>
      <text:p text:style-name="P42">Král – Melech</text:p>
      <text:p text:style-name="P18">Lektvar – <text:span text:style-name="T26">Miškal</text:span></text:p>
      <text:p text:style-name="P52">Léčit, <text:span text:style-name="T39">Hojit</text:span> – Efel</text:p>
      <text:p text:style-name="P14">Myšlenka – <text:span text:style-name="T22">Chašav</text:span></text:p>
      <text:p text:style-name="P24">Nechť – </text:p>
      <text:p text:style-name="P23">Očarování – <text:span text:style-name="T35">Kesem</text:span></text:p>
      <text:p text:style-name="P15">Oheň – <text:span text:style-name="T21">Eš</text:span></text:p>
      <text:p text:style-name="P21">Ochrana – <text:span text:style-name="T34">Haganah</text:span></text:p>
      <text:p text:style-name="P50">Paže – Zroa</text:p>
      <text:p text:style-name="P11"><text:span text:style-name="T21">Pád – Mapal</text:span></text:p>
      <text:p text:style-name="P11">Pomalý – <text:span text:style-name="T22">Itij</text:span></text:p>
      <text:p text:style-name="P14">Přenos – <text:s/><text:span text:style-name="T19">Hávarah</text:span></text:p>
      <text:p text:style-name="P12"><text:soft-page-break/>Regenerace – <text:span text:style-name="T33">Hitchatšud</text:span></text:p>
      <text:p text:style-name="P9">Rituál – <text:span text:style-name="T32">Tikis</text:span></text:p>
      <text:p text:style-name="P21">Ru<text:span text:style-name="T3">ka</text:span> – <text:span text:style-name="T30">Jad</text:span></text:p>
      <text:p text:style-name="P21">Rukavice – <text:span text:style-name="T31">Kfafa</text:span></text:p>
      <text:p text:style-name="P10">Řád – <text:span text:style-name="T25">Mištar</text:span></text:p>
      <text:p text:style-name="P49">Silný – Chazak</text:p>
      <text:p text:style-name="P26"><text:span text:style-name="T8">S</text:span>oustředit – </text:p>
      <text:p text:style-name="P20">Srst – </text:p>
      <text:p text:style-name="P15">Stvořit – <text:span text:style-name="T24">Licó</text:span></text:p>
      <text:p text:style-name="P37">Střela – Týl</text:p>
      <text:p text:style-name="P13">Světlo – <text:span text:style-name="T22">Ór</text:span></text:p>
      <text:p text:style-name="P25">Tento, tyto – <text:span text:style-name="T23">Hazat</text:span></text:p>
      <text:p text:style-name="P53">Zranění – peca</text:p>
      <text:h text:style-name="Heading_20_1" text:outline-level="1">Formule</text:h>
      <text:p text:style-name="P34">Ohnivá <text:span text:style-name="T16">střela – Eš (oheň) týl (střela)</text:span></text:p>
      <text:p text:style-name="P36">Kulový blesk – <text:span text:style-name="T17">Nešef (koule) bárak</text:span></text:p>
      <text:p text:style-name="P36">Pomalý pád: <text:span text:style-name="T18">Itij (pomalý) mapal (pád)</text:span></text:p>
      <text:p text:style-name="P36">Přenos myšlenek: <text:span text:style-name="T19">Hávarah (transfer) chašav (thought)</text:span></text:p>
      <text:p text:style-name="P36">Světlo: <text:span text:style-name="T22">Ór</text:span><text:span text:style-name="T13"> (light)</text:span></text:p>
      <text:p text:style-name="P36">Uzdrav zranění: <text:span text:style-name="T35">Efel (heal) peca (wound) </text:span></text:p>
      <text:p text:style-name="P32">Výboj (to je nejspíš černý blesk, ale whatever): <text:span text:style-name="T20">Šichrur</text:span></text:p>
      <text:p text:style-name="P31">Vzplanutí: <text:span text:style-name="T11">Kvijah </text:span><text:span text:style-name="T12">(možná spíš Kvidžah)</text:span></text:p>
      <text:p text:style-name="P2"/>
      <text:p text:style-name="P2"/>
      <text:p text:style-name="P2">Hojivý rituál – </text:p>
      <text:p text:style-name="P5">Rituál regenerace – </text:p>
      <text:p text:style-name="P2">Světlo – </text:p>
      <text:p text:style-name="P2">Přenos myšlenek – </text:p>
      <text:p text:style-name="P2">Vzplanutí – </text:p>
      <text:p text:style-name="P2">Kulový blesk – </text:p>
      <text:p text:style-name="P4">Neutralizuj jed – </text:p>
      <text:p text:style-name="P6">Pomalý pád – </text:p>
      <text:h text:style-name="Heading_20_1" text:outline-level="1">Předměty</text:h>
      <text:p text:style-name="P1">/* <text:span text:style-name="T6">Ty jsem asi nemusel překládat – co už */</text:span></text:p>
      <text:p text:style-name="P2">Lektvar ohnivého dechu – <text:span text:style-name="T1">Brahen vár dách</text:span></text:p>
      <text:p text:style-name="P2">Léčivý lektvar – <text:span text:style-name="T2">Landen brahen</text:span></text:p>
      <text:p text:style-name="P38">Lektvar regenerace – Visidiría brahen</text:p>
      <text:p text:style-name="P22">Rukavice ze srsti huňáče – <text:span text:style-name="T4">Vran víš b</text:span>elen tlana</text:p>
      <text:p text:style-name="P3">Očarování rukavic ze srsti huňáče – <text:span text:style-name="T5">Ervadui vran víš belen tlana</text:span></text:p>
      <text:h text:style-name="P7" text:outline-level="1">Očarování</text:h>
      <text:p text:style-name="P40">Nechť tyto rukavice soustředí sílu blesku – <text:span text:style-name="T7">Ade bal belen tlana penen svůš</text:span></text:p>
      <text:h text:style-name="Heading_20_1" text:outline-level="1">Města</text:h>
      <text:p text:style-name="P41">Mištar (Řád) – hlavní město elfských říší <text:span text:style-name="T28">(původně Alondar)</text:span>.</text:p>
      <text:h text:style-name="Heading_20_1" text:outline-level="1">Elfská jména</text:h>
      <text:p text:style-name="P51">Chazak Zroa (silná paže)</text:p>
      <text:p text:style-name="P43"/>
      <text:p text:style-name="P43">Glandir (šlechtic, pán pohraniční tvrze)</text:p>
      <text:p text:style-name="P43">Ardanus (mistr duševní magie, později velmistr laboratoře)</text:p>
      <text:p text:style-name="P44">Ankert (mistr sochař)</text:p>
      <text:p text:style-name="P43">Vilinar (velitel vojsk krále Arkadara)</text:p>
      <text:p text:style-name="P43">Arkadar (král)</text:p>
      <text:p text:style-name="P45">Baholar (velmistr sochařského kolegia)</text:p>
      <text:p text:style-name="P46">Tianas (vůdc výpravy elfů do Opuštěné pevnosti) <text:span text:style-name="T29">(to asi může zůstat, nemusí mít staroeflské jméno)</text:span></text:p>
      <text:p text:style-name="P47">Leandor <text:span text:style-name="T29">(to asi může zůstat, nemusí mít staroeflské jméno)</text:span></text:p>
      <text:p text:style-name="P48">Ailara <text:span text:style-name="T29">(to asi může zůstat, nemusí mít staroeflské jméno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0pt" fo:language="cs" fo:country="CZ" style:letter-kerning="true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Global_20_Font_20_Scale" style:next-style-name="Text_20_body" style:class="text">
      <style:paragraph-properties fo:margin-top="0.423cm" fo:margin-bottom="0.212cm" loext:contextual-spacing="false" fo:keep-with-next="always"/>
      <style:text-properties style:font-name="Georgia" fo:font-family="Georgia" style:font-style-name="Regular" style:font-family-generic="roman" style:font-pitch="variable" fo:font-size="10pt" fo:letter-spacing="0.004cm" style:font-name-asian="Lucida Sans Unicode" style:font-family-asian="'Lucida Sans Unicode'" style:font-pitch-asian="variable" style:font-size-asian="14pt" style:font-name-complex="Mangal2" style:font-family-complex="Mangal" style:font-pitch-complex="variable" style:font-size-complex="14pt"/>
    </style:style>
    <style:style style:name="Text_20_body" style:display-name="Text body" style:family="paragraph" style:parent-style-name="Global_20_Font_20_Scale" style:class="text" style:master-page-name="">
      <loext:graphic-properties draw:fill="none" draw:fill-color="#99ccff"/>
      <style:paragraph-properties fo:margin-top="0cm" fo:margin-bottom="0.3cm" loext:contextual-spacing="false" fo:line-height="125%" fo:text-align="justify" style:justify-single-word="false" fo:orphans="4" fo:widows="4" fo:hyphenation-ladder-count="3" style:page-number="auto" fo:background-color="transparent">
        <style:tab-stops>
          <style:tab-stop style:position="0.499cm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 fo:hyphenate="true" fo:hyphenation-remain-char-count="2" fo:hyphenation-push-char-count="2"/>
    </style:style>
    <style:style style:name="List" style:family="paragraph" style:hidden="true" style:parent-style-name="Text_20_body" style:class="list">
      <style:text-properties style:font-name-complex="Tahoma" style:font-family-complex="Tahoma"/>
    </style:style>
    <style:style style:name="Caption" style:family="paragraph" style:hidden="true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Global_20_Font_20_Scale" style:class="index">
      <style:paragraph-properties text:number-lines="false" text:line-number="0"/>
      <style:text-properties style:font-name="Georgia" fo:font-family="Georgia" style:font-style-name="Regular" style:font-family-generic="roman" style:font-pitch="variable" fo:font-size="5pt" fo:letter-spacing="0.004cm" style:font-name-complex="Mangal1" style:font-family-complex="Mangal"/>
    </style:style>
    <style:style style:name="Heading_20_1" style:display-name="Heading 1" style:family="paragraph" style:parent-style-name="Global_20_Font_20_Scale" style:next-style-name="Text_20_body" style:default-outline-level="1" style:class="text" style:master-page-name="">
      <style:paragraph-properties fo:margin-left="0cm" fo:margin-right="0cm" fo:margin-top="0.801cm" fo:margin-bottom="0.199cm" loext:contextual-spacing="false" fo:text-align="center" style:justify-single-word="false" fo:text-indent="0cm" style:auto-text-indent="false" style:page-number="auto" fo:break-before="page" fo:keep-with-next="always" style:writing-mode="lr-tb"/>
      <style:text-properties fo:font-variant="small-caps" style:font-name="Georgia1" fo:font-family="Georgia" style:font-style-name="Bold" style:font-family-generic="roman" style:font-pitch="variable" fo:font-size="260%" fo:letter-spacing="0.004cm" fo:language="cs" fo:country="CZ" fo:font-weight="bold" style:letter-kerning="true" style:font-size-asian="20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Global_20_Font_20_Scale" style:next-style-name="Text_20_body" style:default-outline-level="2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 style:writing-mode="lr-tb"/>
      <style:text-properties style:font-name="Georgia1" fo:font-family="Georgia" style:font-style-name="Bold" style:font-family-generic="roman" style:font-pitch="variable" fo:font-size="160%" fo:letter-spacing="0.004cm" fo:language="cs" fo:country="CZ" fo:font-style="italic" fo:font-weight="bold" style:font-size-asian="18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Global_20_Font_20_Scale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7cm" fo:margin-bottom="0.199cm" loext:contextual-spacing="false" fo:hyphenation-ladder-count="2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30%" fo:letter-spacing="0.004cm" fo:language="cs" fo:country="CZ" fo:font-style="normal" fo:font-weight="bold" style:font-size-asian="16pt" style:font-weight-asian="bold" style:font-name-complex="Arial" style:font-family-complex="Arial" style:font-family-generic-complex="swiss" style:font-pitch-complex="variable" style:font-size-complex="13pt" style:font-weight-complex="bold" fo:hyphenate="false" fo:hyphenation-remain-char-count="2" fo:hyphenation-push-char-count="2"/>
    </style:style>
    <style:style style:name="Heading_20_4" style:display-name="Heading 4" style:family="paragraph" style:parent-style-name="Global_20_Font_20_Scale" style:next-style-name="Text_20_body" style:default-outline-level="4" style:class="text" style:master-page-name="">
      <loext:graphic-properties draw:fill="none" draw:fill-color="#99ccff"/>
      <style:paragraph-properties fo:margin-left="0cm" fo:margin-right="0cm" fo:margin-top="0.499cm" fo:margin-bottom="0.199cm" loext:contextual-spacing="false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0pt" fo:letter-spacing="0.004cm" fo:language="cs" fo:country="CZ" fo:font-style="italic" style:text-underline-style="none" fo:font-weight="bold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2pt" style:font-style-complex="italic" style:font-weight-complex="bold"/>
    </style:style>
    <style:style style:name="Heading_20_5" style:display-name="Heading 5" style:family="paragraph" style:parent-style-name="Global_20_Font_20_Scale" style:next-style-name="Text_20_body" style:default-outline-level="5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10%" fo:letter-spacing="0.004cm" fo:language="cs" fo:country="CZ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Heading_20_6" style:display-name="Heading 6" style:family="paragraph" style:parent-style-name="Global_20_Font_20_Scale" style:next-style-name="Text_20_body" style:default-outline-level="6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etter-spacing="0.004cm" fo:language="cs" fo:country="CZ" style:text-underline-style="none" fo:font-weight="bold" style:font-size-asian="11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7" style:display-name="Heading 7" style:family="paragraph" style:parent-style-name="Global_20_Font_20_Scale" style:next-style-name="Text_20_body" style:default-outline-level="7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fo:font-style="italic" fo:font-weight="bold" style:font-size-asian="10.5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8" style:display-name="Heading 8" style:family="paragraph" style:parent-style-name="Global_20_Font_20_Scale" style:next-style-name="Text_20_body" style:default-outline-level="8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style:text-underline-style="solid" style:text-underline-width="auto" style:text-underline-color="font-color" fo:font-weight="bold" style:font-size-asian="10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class="text">
      <loext:graphic-properties draw:fill="none" draw:fill-color="#99ccff"/>
      <style:paragraph-properties fo:margin-left="0cm" fo:margin-right="0cm" fo:margin-top="0.203cm" fo:margin-bottom="0.102cm" loext:contextual-spacing="false" fo:text-indent="0cm" style:auto-text-indent="false" fo:background-color="transparent"/>
      <style:text-properties style:font-name="Georgia" fo:font-family="Georgia" style:font-style-name="Regular" style:font-family-generic="roman" style:font-pitch="variable" fo:font-size="10pt" fo:language="cs" fo:country="CZ" style:text-underline-style="none" fo:font-weight="normal" style:font-size-asian="10pt" style:font-weight-asian="normal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Comment" style:family="paragraph" style:hidden="true" style:parent-style-name="Standard">
      <style:text-properties fo:font-size="8pt" style:font-size-asian="8pt" style:font-size-complex="10pt"/>
    </style:style>
    <style:style style:name="Example" style:family="paragraph" style:parent-style-name="Text_20_body" style:next-style-name="Text_20_body" style:master-page-name="">
      <loext:graphic-properties draw:fill="none" draw:fill-color="#99ccff"/>
      <style:paragraph-properties fo:margin-left="0.3cm" fo:margin-right="0cm" fo:text-align="justify" style:justify-single-word="false" fo:hyphenation-ladder-count="3" fo:text-indent="0cm" style:auto-text-indent="false" style:page-number="auto" fo:background-color="transparent" style:shadow="none" style:writing-mode="lr-tb">
        <style:tab-stops>
          <style:tab-stop style:position="0.7cm"/>
        </style:tab-stops>
      </style:paragraph-properties>
      <style:text-properties style:font-name="Georgia" fo:font-family="Georgia" style:font-style-name="Regular" style:font-family-generic="roman" style:font-pitch="variable" fo:font-size="85%" fo:letter-spacing="0.007cm" fo:font-style="normal" style:font-size-asian="10pt" style:font-style-asian="italic" style:font-size-complex="10pt" fo:hyphenate="true" fo:hyphenation-remain-char-count="2" fo:hyphenation-push-char-count="2"/>
    </style:style>
    <style:style style:name="Table_20_Contents" style:display-name="Table Contents" style:family="paragraph" style:parent-style-name="Global_20_Font_20_Scale" style:class="extra">
      <style:paragraph-properties text:number-lines="false" text:line-number="0"/>
      <style:text-properties style:font-name="Georgia" fo:font-family="Georgia" style:font-style-name="Regular" style:font-family-generic="roman" style:font-pitch="variable" fo:font-size="8pt" fo:letter-spacing="0.007cm"/>
    </style:style>
    <style:style style:name="Table_20_Heading" style:display-name="Table Heading" style:family="paragraph" style:parent-style-name="Global_20_Font_20_Scale" style:class="extra" style:master-page-name="">
      <loext:graphic-properties draw:fill="none" draw:fill-color="#99ccff"/>
      <style:paragraph-properties fo:margin-top="0cm" fo:margin-bottom="0cm" loext:contextual-spacing="false" fo:text-align="start" fo:text-align-last="justify" style:justify-single-word="false" fo:hyphenation-ladder-count="no-limit" style:page-number="auto" fo:background-color="transparent" style:shadow="none" text:number-lines="false" text:line-number="0">
        <style:tab-stops/>
      </style:paragraph-properties>
      <style:text-properties fo:font-size="80%" fo:letter-spacing="0.014cm" fo:font-weight="bold" style:font-weight-asian="bold" style:font-weight-complex="bold" fo:hyphenate="false" fo:hyphenation-remain-char-count="2" fo:hyphenation-push-char-count="2"/>
    </style:style>
    <style:style style:name="Footer" style:family="paragraph" style:parent-style-name="Global_20_Font_20_Scale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Georgia" fo:font-family="Georgia" style:font-style-name="Regular" style:font-family-generic="roman" style:font-pitch="variable" fo:font-size="110%" fo:letter-spacing="0.035cm"/>
    </style:style>
    <style:style style:name="Heading_20_10" style:display-name="Heading 10" style:family="paragraph" style:hidden="true" style:parent-style-name="Heading" style:next-style-name="Text_20_body" style:list-style-name="WW8Num2" style:class="text">
      <style:text-properties style:font-name="Georgia1" fo:font-family="Georgia" style:font-style-name="Bold" style:font-family-generic="roman" style:font-pitch="variable" fo:font-size="10.5pt" fo:font-weight="bold" style:font-size-asian="10.5pt" style:font-weight-asian="bold" style:font-size-complex="10.5pt" style:font-weight-complex="bold"/>
    </style:style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Contents_20_Heading" style:display-name="Contents Heading" style:family="paragraph" style:parent-style-name="Global_20_Font_20_Scale" style:class="index">
      <style:paragraph-properties fo:margin-left="0cm" fo:margin-right="0cm" fo:text-indent="0cm" style:auto-text-indent="false" text:number-lines="false" text:line-number="0"/>
      <style:text-properties style:font-name="Georgia1" fo:font-family="Georgia" style:font-style-name="Bold" style:font-family-generic="roman" style:font-pitch="variable" fo:font-size="160%" fo:letter-spacing="0.004cm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Global_20_Font_20_Scale" style:class="index">
      <style:paragraph-properties fo:margin-left="0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2" style:display-name="Contents 2" style:family="paragraph" style:parent-style-name="Global_20_Font_20_Scale" style:class="index">
      <style:paragraph-properties fo:margin-left="0.499cm" fo:margin-right="0cm" fo:text-indent="0cm" style:auto-text-indent="false">
        <style:tab-stops>
          <style:tab-stop style:position="14.741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3" style:display-name="Contents 3" style:family="paragraph" style:parent-style-name="Global_20_Font_20_Scale" style:class="index">
      <style:paragraph-properties fo:margin-left="0.998cm" fo:margin-right="0cm" fo:text-indent="0cm" style:auto-text-indent="false">
        <style:tab-stops>
          <style:tab-stop style:position="14.242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mments" style:display-name="Table Comments" style:family="paragraph" style:parent-style-name="Text_20_body" style:next-style-name="Text_20_body" style:class="text" style:master-page-name="">
      <style:paragraph-properties fo:margin-left="0cm" fo:margin-right="0cm" fo:margin-top="0cm" fo:margin-bottom="0.3cm" loext:contextual-spacing="true" fo:line-height="125%" fo:text-align="justify" style:justify-single-word="false" fo:text-indent="0cm" style:auto-text-indent="false" style:page-number="auto" style:writing-mode="lr-tb"/>
      <style:text-properties fo:font-size="85%"/>
    </style:style>
    <style:style style:name="Text_20_body_20_indent" style:display-name="Text body indent" style:family="paragraph" style:parent-style-name="List" style:class="text">
      <style:paragraph-properties fo:margin-left="0.499cm" fo:margin-right="0cm" fo:text-indent="0cm" style:auto-text-indent="false"/>
    </style:style>
    <style:style style:name="Example_20_Header" style:display-name="Example Header" style:family="paragraph" style:parent-style-name="Text_20_body" style:next-style-name="Text_20_body" style:class="text" style:master-page-name="">
      <style:paragraph-properties fo:margin-top="0.4cm" fo:margin-bottom="0.199cm" loext:contextual-spacing="false" style:page-number="auto" fo:keep-with-next="always"/>
      <style:text-properties style:font-name="Georgia2" fo:font-family="Georgia" style:font-style-name="Italic" style:font-family-generic="roman" style:font-pitch="variable" fo:font-size="10pt" fo:font-style="italic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ext_20_Body_20_Full_20_Page" style:display-name="Text Body Full Page" style:family="paragraph" style:parent-style-name="Text_20_body" style:next-style-name="Text_20_body" style:class="text" style:master-page-name="">
      <style:paragraph-properties style:page-number="auto" fo:keep-with-next="always"/>
      <style:text-properties fo:font-size="10pt" fo:font-style="italic"/>
    </style:style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Contents_20_4" style:display-name="Contents 4" style:family="paragraph" style:parent-style-name="Global_20_Font_20_Scale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User_20_Index_20_5" style:display-name="User Index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3.802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4.302cm" style:type="right" style:leader-style="dotted" style:leader-text="."/>
        </style:tab-stops>
      </style:paragraph-properties>
    </style:style>
    <style:style style:name="User_20_Index_20_1" style:display-name="User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Table_20_index_20_1" style:display-name="Tabl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Object_20_index_20_1" style:display-name="Object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Index_20_Separator" style:display-name="Index Separator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3" style:display-name="Index 3" style:family="paragraph" style:hidden="true" style:parent-style-name="Index" style:class="index">
      <style:paragraph-properties fo:margin-left="0.998cm" fo:margin-right="0cm" fo:text-indent="0cm" style:auto-text-indent="false"/>
    </style:style>
    <style:style style:name="Index_20_2" style:display-name="Index 2" style:family="paragraph" style:hidden="true" style:parent-style-name="Index" style:class="index">
      <style:paragraph-properties fo:margin-left="0.499cm" fo:margin-right="0cm" fo:text-indent="0cm" style:auto-text-indent="false"/>
    </style:style>
    <style:style style:name="Index_20_1" style:display-name="Index 1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llustration_20_Index_20_1" style:display-name="Illustration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Footer_20_left" style:display-name="Foot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er_20_right" style:display-name="Foot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hidden="true" style:parent-style-name="Standard" style:class="extra"/>
    <style:style style:name="Header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left" style:display-name="Head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right" style:display-name="Head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ibliography_20_1" style:display-name="Bibliography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Global_20_Font_20_Scale" style:display-name="Global Font Scale" style:family="paragraph" style:parent-style-name="Standard" style:next-style-name="Text_20_body" style:class="text">
      <style:text-properties style:font-name="Georgia" fo:font-family="Georgia" style:font-style-name="Regular" style:font-family-generic="roman" style:font-pitch="variable" fo:font-size="10pt" fo:letter-spacing="0.004cm"/>
    </style:style>
    <style:style style:name="List_20_of_20_Items" style:display-name="List of Items" style:family="paragraph" style:parent-style-name="Text_20_body" style:next-style-name="Text_20_body" style:class="text" style:master-page-name="">
      <style:paragraph-properties fo:margin-left="0.6cm" fo:margin-right="0cm" fo:margin-top="0cm" fo:margin-bottom="0.3cm" loext:contextual-spacing="false" fo:line-height="100%" style:register-true="false" fo:text-indent="0cm" style:auto-text-indent="false" style:page-number="auto" style:shadow="none" style:writing-mode="lr-tb"/>
      <style:text-properties fo:font-size="8.5pt"/>
    </style:style>
    <style:style style:name="WW8Num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0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6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0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1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4z0" style:family="text">
      <style:text-properties fo:font-weight="bold" style:font-weight-asian="bold"/>
    </style:style>
    <style:style style:name="WW8Num2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6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7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29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1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3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6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6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7z1" style:family="text"/>
    <style:style style:name="WW8Num38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4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4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3z1" style:family="text">
      <style:text-properties style:font-name="OpenSymbol" fo:font-family="OpenSymbol, 'Arial Unicode MS'" style:font-name-complex="OpenSymbol" style:font-family-complex="OpenSymbol, 'Arial Unicode MS'"/>
    </style:style>
    <style:style style:name="Absatz-Standardschriftart" style:family="text"/>
    <style:style style:name="WW-Absatz-Standardschriftar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-Absatz-Standardschriftart1111111111111111111111111111111" style:family="text"/>
    <style:style style:name="WW-Absatz-Standardschriftart11111111111111111111111111111111" style:family="text"/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WW-Absatz-Standardschriftart1111111111111111111111111111111111111111" style:family="text"/>
    <style:style style:name="WW-Absatz-Standardschriftart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11" style:family="text"/>
    <style:style style:name="WW-Absatz-Standardschriftart11111111111111111111111111111111111111111111" style:family="text"/>
    <style:style style:name="WW-Absatz-Standardschriftart111111111111111111111111111111111111111111111" style:family="text"/>
    <style:style style:name="WW-Absatz-Standardschriftart1111111111111111111111111111111111111111111111" style:family="text"/>
    <style:style style:name="WW-Absatz-Standardschriftart11111111111111111111111111111111111111111111111" style:family="text"/>
    <style:style style:name="WW-Absatz-Standardschriftart111111111111111111111111111111111111111111111111" style:family="text"/>
    <style:style style:name="WW-Absatz-Standardschriftart1111111111111111111111111111111111111111111111111" style:family="text"/>
    <style:style style:name="WW-Absatz-Standardschriftart11111111111111111111111111111111111111111111111111" style:family="text"/>
    <style:style style:name="WW-Absatz-Standardschriftart111111111111111111111111111111111111111111111111111" style:family="text"/>
    <style:style style:name="WW-Absatz-Standardschriftart1111111111111111111111111111111111111111111111111111" style:family="text"/>
    <style:style style:name="WW-Absatz-Standardschriftart11111111111111111111111111111111111111111111111111111" style:family="text"/>
    <style:style style:name="WW-Absatz-Standardschriftart111111111111111111111111111111111111111111111111111111" style:family="text"/>
    <style:style style:name="WW-Absatz-Standardschriftart1111111111111111111111111111111111111111111111111111111" style:family="text"/>
    <style:style style:name="WW-Absatz-Standardschriftart11111111111111111111111111111111111111111111111111111111" style:family="text"/>
    <style:style style:name="WW-Absatz-Standardschriftart111111111111111111111111111111111111111111111111111111111" style:family="text"/>
    <style:style style:name="WW-Absatz-Standardschriftart1111111111111111111111111111111111111111111111111111111111" style:family="text"/>
    <style:style style:name="WW-Absatz-Standardschriftart11111111111111111111111111111111111111111111111111111111111" style:family="text"/>
    <style:style style:name="WW-Absatz-Standardschriftart111111111111111111111111111111111111111111111111111111111111" style:family="text"/>
    <style:style style:name="WW-Absatz-Standardschriftart1111111111111111111111111111111111111111111111111111111111111" style:family="text"/>
    <style:style style:name="WW-Absatz-Standardschriftart11111111111111111111111111111111111111111111111111111111111111" style:family="text"/>
    <style:style style:name="WW-Absatz-Standardschriftart111111111111111111111111111111111111111111111111111111111111111" style:family="text"/>
    <style:style style:name="WW-Absatz-Standardschriftart1111111111111111111111111111111111111111111111111111111111111111" style:family="text"/>
    <style:style style:name="WW-Absatz-Standardschriftart11111111111111111111111111111111111111111111111111111111111111111" style:family="text"/>
    <style:style style:name="WW-Absatz-Standardschriftart111111111111111111111111111111111111111111111111111111111111111111" style:family="text"/>
    <style:style style:name="WW-Absatz-Standardschriftart1111111111111111111111111111111111111111111111111111111111111111111" style:family="text"/>
    <style:style style:name="WW-Absatz-Standardschriftart11111111111111111111111111111111111111111111111111111111111111111111" style:family="text"/>
    <style:style style:name="WW-Absatz-Standardschriftart111111111111111111111111111111111111111111111111111111111111111111111" style:family="text"/>
    <style:style style:name="WW-Absatz-Standardschriftart1111111111111111111111111111111111111111111111111111111111111111111111" style:family="text"/>
    <style:style style:name="WW-Absatz-Standardschriftart11111111111111111111111111111111111111111111111111111111111111111111111" style:family="text"/>
    <style:style style:name="WW-Absatz-Standardschriftart111111111111111111111111111111111111111111111111111111111111111111111111" style:family="text"/>
    <style:style style:name="WW-Absatz-Standardschriftart1111111111111111111111111111111111111111111111111111111111111111111111111" style:family="text"/>
    <style:style style:name="WW-Absatz-Standardschriftart11111111111111111111111111111111111111111111111111111111111111111111111111" style:family="text"/>
    <style:style style:name="WW-Absatz-Standardschriftart111111111111111111111111111111111111111111111111111111111111111111111111111" style:family="text"/>
    <style:style style:name="WW-Absatz-Standardschriftart1111111111111111111111111111111111111111111111111111111111111111111111111111" style:family="text"/>
    <style:style style:name="WW-Absatz-Standardschriftart11111111111111111111111111111111111111111111111111111111111111111111111111111" style:family="text"/>
    <style:style style:name="WW-Absatz-Standardschriftart111111111111111111111111111111111111111111111111111111111111111111111111111111" style:family="text"/>
    <style:style style:name="WW-Absatz-Standardschriftart1111111111111111111111111111111111111111111111111111111111111111111111111111111" style:family="text"/>
    <style:style style:name="WW-Absatz-Standardschriftart11111111111111111111111111111111111111111111111111111111111111111111111111111111" style:family="text"/>
    <style:style style:name="WW8Num4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9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0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1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" style:family="text"/>
    <style:style style:name="WW-Absatz-Standardschriftart1111111111111111111111111111111111111111111111111111111111111111111111111111111111" style:family="text"/>
    <style:style style:name="WW-Absatz-Standardschriftart11111111111111111111111111111111111111111111111111111111111111111111111111111111111" style:family="text"/>
    <style:style style:name="WW-Absatz-Standardschriftart111111111111111111111111111111111111111111111111111111111111111111111111111111111111" style:family="text"/>
    <style:style style:name="WW-Absatz-Standardschriftart1111111111111111111111111111111111111111111111111111111111111111111111111111111111111" style:family="text"/>
    <style:style style:name="WW-Absatz-Standardschriftart11111111111111111111111111111111111111111111111111111111111111111111111111111111111111" style:family="text"/>
    <style:style style:name="WW-Absatz-Standardschriftart111111111111111111111111111111111111111111111111111111111111111111111111111111111111111" style:family="text"/>
    <style:style style:name="WW-Absatz-Standardschriftart1111111111111111111111111111111111111111111111111111111111111111111111111111111111111111" style:family="text"/>
    <style:style style:name="WW-Absatz-Standardschriftart11111111111111111111111111111111111111111111111111111111111111111111111111111111111111111" style:family="text"/>
    <style:style style:name="WW-Absatz-Standardschriftart111111111111111111111111111111111111111111111111111111111111111111111111111111111111111111" style:family="text"/>
    <style:style style:name="WW-Absatz-Standardschriftart1111111111111111111111111111111111111111111111111111111111111111111111111111111111111111111" style:family="text"/>
    <style:style style:name="WW-Absatz-Standardschriftart11111111111111111111111111111111111111111111111111111111111111111111111111111111111111111111" style:family="text"/>
    <style:style style:name="WW-Absatz-Standardschriftart111111111111111111111111111111111111111111111111111111111111111111111111111111111111111111111" style:family="text"/>
    <style:style style:name="WW-Absatz-Standardschriftart1111111111111111111111111111111111111111111111111111111111111111111111111111111111111111111111" style:family="text"/>
    <style:style style:name="WW-Absatz-Standardschriftart11111111111111111111111111111111111111111111111111111111111111111111111111111111111111111111111" style:family="text"/>
    <style:style style:name="WW-Absatz-Standardschriftart111111111111111111111111111111111111111111111111111111111111111111111111111111111111111111111111" style:family="text"/>
    <style:style style:name="WW-Absatz-Standardschriftart1111111111111111111111111111111111111111111111111111111111111111111111111111111111111111111111111" style:family="text"/>
    <style:style style:name="WW8Num7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" style:family="text"/>
    <style:style style:name="WW-Absatz-Standardschriftart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" style:family="text"/>
    <style:style style:name="WW8Num7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" style:display-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!101101110!!0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ootnote_20_Symbol" style:display-name="Footnote Symbol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xample" style:family="text">
      <style:text-properties style:font-name="Courier New" fo:font-family="'Courier New'" style:font-family-generic="modern" style:font-name-asian="Courier New" style:font-family-asian="'Courier New'" style:font-family-generic-asian="modern" style:font-name-complex="Courier New" style:font-family-complex="'Courier New'" style:font-family-generic-complex="modern"/>
    </style:style>
    <style:style style:name="Citation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683cm" fo:text-indent="-3.048cm" fo:margin-left="3.683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3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3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3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3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3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4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4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4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4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4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5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5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5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5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5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6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6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6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6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6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6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6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7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7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7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7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7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7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7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8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8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8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8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8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8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8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9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9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9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9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9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9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9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9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0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0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0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0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0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0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0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0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1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1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1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1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1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1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1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1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8Num1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8Num20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0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0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0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0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0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0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0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0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8Num2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8Num2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text:style-name="WW8Num24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8Num2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text:style-name="WW8Num26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text:style-name="WW8Num27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text:style-name="WW8Num28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text:style-name="WW8Num29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text:style-name="WW8Num3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text:style-name="WW8Num31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8Num3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text:style-name="WW8Num33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bullet text:level="1" text:style-name="WW8Num3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bullet text:level="1" text:style-name="WW8Num3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bullet text:level="1" text:style-name="WW8Num3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bullet text:level="1" text:style-name="WW8Num3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bullet text:level="1" text:style-name="WW8Num3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bullet text:level="1" text:style-name="WW8Num3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number text:level="1" text:style-name="WW8Num4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0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0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0z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0z0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0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0z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0z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0z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bullet text:level="1" text:style-name="WW8Num4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>
      <text:list-level-style-bullet text:level="1" text:style-name="WW8Num42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2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2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bullet text:level="1" text:style-name="WW8Num43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3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3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4">
      <text:list-level-style-number text:level="1" style:num-suffix=":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4.801cm" fo:page-height="21.001cm" style:num-format="1" style:print-orientation="portrait" fo:margin-top="0cm" fo:margin-bottom="0cm" fo:margin-left="0cm" fo:margin-right="0cm" fo:border="0.06pt solid #000000" fo:padding-top="2cm" fo:padding-bottom="1cm" fo:padding-left="2cm" fo:padding-right="2cm" style:shadow="none" fo:background-color="transparent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0.998cm" fo:margin-left="0cm" fo:margin-right="0.199cm" fo:margin-top="0.499cm" style:dynamic-spacing="fals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36cm" fo:margin-left="3.175cm" fo:margin-right="3.175cm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4.801cm" fo:page-height="21.001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8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ork</meta:initial-creator>
    <meta:creation-date>2005-12-09T12:24:00</meta:creation-date>
    <dc:date>2019-06-02T18:56:12.448000000</dc:date>
    <meta:print-date>2113-01-01T00:00:00</meta:print-date>
    <meta:editing-cycles>10801</meta:editing-cycles>
    <meta:editing-duration>P32DT6H3M35S</meta:editing-duration>
    <meta:generator>LibreOffice/6.0.5.2$Windows_X86_64 LibreOffice_project/54c8cbb85f300ac59db32fe8a675ff7683cd5a16</meta:generator>
    <meta:document-statistic meta:table-count="0" meta:image-count="0" meta:object-count="0" meta:page-count="8" meta:paragraph-count="85" meta:word-count="326" meta:character-count="2365" meta:non-whitespace-character-count="2058"/>
  </office:meta>
</office:document-meta>
</file>